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T1" style:family="text">
      <style:text-properties fo:color="#d7ba7d" loext:opacity="100%"/>
    </style:style>
    <style:style style:name="T2" style:family="text">
      <style:text-properties fo:color="#9cdcfe" loext:opacity="100%" style:font-name="Consolas" fo:font-size="10.5pt" fo:font-weight="normal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color="#b5cea8" loext:opacity="100%" style:font-name="Consolas" fo:font-size="10.5pt" fo:font-weight="normal"/>
    </style:style>
    <style:style style:name="T5" style:family="text">
      <style:text-properties fo:color="#ce9178" loext:opacity="100%" style:font-name="Consolas" fo:font-size="10.5pt" fo:font-weight="normal"/>
    </style:style>
    <style:style style:name="T6" style:family="text">
      <style:text-properties fo:color="#dcdcaa" loext:opacity="100%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 styles/deudas.css */</text:p>
      <text:p text:style-name="P2"/>
      <text:p text:style-name="P1">/* Contenedor general del gráfico */</text:p>
      <text:p text:style-name="P3"><text:span text:style-name="T1">.chart-container</text:span> {</text:p>
      <text:p text:style-name="P4">  <text:span text:style-name="T2">width</text:span><text:span text:style-name="T3">: </text:span><text:span text:style-name="T4">100%</text:span><text:span text:style-name="T3">;</text:span></text:p>
      <text:p text:style-name="P4">  <text:span text:style-name="T2">height</text:span><text:span text:style-name="T3">: </text:span><text:span text:style-name="T4">300px</text:span><text:span text:style-name="T3">;</text:span></text:p>
      <text:p text:style-name="P4">  <text:span text:style-name="T2">margin</text:span><text:span text:style-name="T3">: </text:span><text:span text:style-name="T4">1rem</text:span><text:span text:style-name="T3"> </text:span><text:span text:style-name="T4">0</text:span><text:span text:style-name="T3">;</text:span></text:p>
      <text:p text:style-name="P4">  <text:span text:style-name="T2">padding</text:span><text:span text:style-name="T3">: </text:span><text:span text:style-name="T4">1rem</text:span><text:span text:style-name="T3">;</text:span></text:p>
      <text:p text:style-name="P4">  <text:span text:style-name="T2">background-color</text:span><text:span text:style-name="T3">: </text:span><text:span text:style-name="T5">#f8f9fa</text:span><text:span text:style-name="T3">;</text:span></text:p>
      <text:p text:style-name="P4">  <text:span text:style-name="T2">border-radius</text:span><text:span text:style-name="T3">: </text:span><text:span text:style-name="T4">12px</text:span><text:span text:style-name="T3">;</text:span></text:p>
      <text:p text:style-name="P4">  <text:span text:style-name="T2">box-shadow</text:span><text:span text:style-name="T3">: </text:span><text:span text:style-name="T4">0</text:span><text:span text:style-name="T3"> </text:span><text:span text:style-name="T4">2px</text:span><text:span text:style-name="T3"> </text:span><text:span text:style-name="T4">6px</text:span><text:span text:style-name="T3"> </text:span><text:span text:style-name="T6">rgba</text:span><text:span text:style-name="T3">(</text:span><text:span text:style-name="T4">0</text:span><text:span text:style-name="T3">, </text:span><text:span text:style-name="T4">0</text:span><text:span text:style-name="T3">, </text:span><text:span text:style-name="T4">0</text:span><text:span text:style-name="T3">, </text:span><text:span text:style-name="T4">0.1</text:span><text:span text:style-name="T3">);</text:span></text:p>
      <text:p text:style-name="P3">}</text:p>
      <text:p text:style-name="P2"/>
      <text:p text:style-name="P1">/* Título del gráfico */</text:p>
      <text:p text:style-name="P3"><text:span text:style-name="T1">.chart-title</text:span> {</text:p>
      <text:p text:style-name="P4">  <text:span text:style-name="T2">font-size</text:span><text:span text:style-name="T3">: </text:span><text:span text:style-name="T4">1.2rem</text:span><text:span text:style-name="T3">;</text:span></text:p>
      <text:p text:style-name="P4">  <text:span text:style-name="T2">font-weight</text:span><text:span text:style-name="T3">: </text:span><text:span text:style-name="T4">600</text:span><text:span text:style-name="T3">;</text:span></text:p>
      <text:p text:style-name="P4">  <text:span text:style-name="T2">text-align</text:span><text:span text:style-name="T3">: </text:span><text:span text:style-name="T5">center</text:span><text:span text:style-name="T3">;</text:span></text:p>
      <text:p text:style-name="P4">  <text:span text:style-name="T2">margin-bottom</text:span><text:span text:style-name="T3">: </text:span><text:span text:style-name="T4">1rem</text:span><text:span text:style-name="T3">;</text:span></text:p>
      <text:p text:style-name="P4">  <text:span text:style-name="T2">color</text:span><text:span text:style-name="T3">: </text:span><text:span text:style-name="T5">#333</text:span><text:span text:style-name="T3">;</text:span></text:p>
      <text:p text:style-name="P3">}</text:p>
      <text:p text:style-name="P2"/>
      <text:p text:style-name="P1">/* Estilos opcionales para leyendas o etiquetas */</text:p>
      <text:p text:style-name="P3"><text:span text:style-name="T1">.chart-legend</text:span> {</text:p>
      <text:p text:style-name="P4">  <text:span text:style-name="T2">font-size</text:span><text:span text:style-name="T3">: </text:span><text:span text:style-name="T4">0.9rem</text:span><text:span text:style-name="T3">;</text:span></text:p>
      <text:p text:style-name="P4">  <text:span text:style-name="T2">color</text:span><text:span text:style-name="T3">: </text:span><text:span text:style-name="T5">#555</text:span><text:span text:style-name="T3">;</text:span></text:p>
      <text:p text:style-name="P4">  <text:span text:style-name="T2">margin-top</text:span><text:span text:style-name="T3">: </text:span><text:span text:style-name="T4">0.5rem</text:span><text:span text:style-name="T3">;</text:span></text:p>
      <text:p text:style-name="P4">  <text:span text:style-name="T2">text-align</text:span><text:span text:style-name="T3">: </text:span><text:span text:style-name="T5">center</text:span><text:span text:style-name="T3">;</text:span></text:p>
      <text:p text:style-name="P3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7T22:58:00.950967300</meta:creation-date>
    <dc:date>2025-08-07T22:58:07.640442400</dc:date>
    <meta:editing-duration>PT7S</meta:editing-duration>
    <meta:editing-cycles>1</meta:editing-cycles>
    <meta:generator>LibreOffice/25.2.4.3$Windows_X86_64 LibreOffice_project/33e196637044ead23f5c3226cde09b47731f7e27</meta:generator>
    <meta:document-statistic meta:table-count="0" meta:image-count="0" meta:object-count="0" meta:page-count="1" meta:paragraph-count="26" meta:word-count="70" meta:character-count="511" meta:non-whitespace-character-count="435"/>
  </office:meta>
</office:document-meta>
</file>